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master-page-name="Standard">
      <style:paragraph-properties style:page-number="auto"/>
    </style:style>
    <style:style style:name="T1" style:family="text">
      <style:text-properties fo:font-weight="bold" style:font-weight-asian="bold"/>
    </style:style>
    <style:style style:name="T2" style:family="text">
      <style:text-properties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Participation information</text:h>
      <text:p text:style-name="Question">Participant number<text:tab/><text:tab/><text:tab/>Male / Female<text:tab/><text:tab/><text:tab/>Age (approximate)</text:p>
      <text:p text:style-name="Question">Do you listen to audio (music, audiobooks, etc.) using earphones? A. I often use it. B. I occasionally use it. C. I have used it once or twice. D. I never use it. (<text:span text:style-name="T1">A</text:span>, <text:span text:style-name="T1">B</text:span>, <text:span text:style-name="T1">C</text:span> or <text:span text:style-name="T1">D</text:span>)</text:p>
      <text:p text:style-name="Question">Imagine 7 people having dinner at a round table (you are one of them). Each person is less than 1 meter from any other person. There are three simultaneous conversation between three couples (two couples on both sides, and one opposite you). You would like to participate in one of the conversation, but have to determine which one is most interesting first. How difficult is it for you to focus on a conversation in a noisy room (similar to the latter scenario):</text:p>
      <text:p text:style-name="Question"><text:s/>A. I often find it hard to focus on a conversion. <text:s/>B. I occasionally find it hard to focus on a conversation. C. I have found it difficult <text:s/>to focus on a conversion once or twice. D. I have never found it difficult to focus on a conversion. <text:s/>(<text:span text:style-name="T1">A</text:span>, <text:span text:style-name="T1">B</text:span>, <text:span text:style-name="T1">C, </text:span><text:span text:style-name="T2">or</text:span><text:span text:style-name="T1"> D</text:span>)</text:p>
      <text:p text:style-name="Question"/>
      <text:p text:style-name="Ques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1.27cm" fo:text-align="center" style:justify-single-word="false" fo:keep-with-next="always"/>
      <style:text-properties style:font-name="Arial" fo:font-size="16pt" style:text-underline-style="solid" style:text-underline-width="auto" style:text-underline-color="font-color" style:letter-kerning="true" style:font-size-asian="16pt" style:font-name-complex="Arial" style:font-size-complex="16pt" style:font-weight-complex="bold"/>
    </style:style>
    <style:style style:name="Question" style:family="paragraph" style:parent-style-name="Standard">
      <style:paragraph-properties fo:margin-top="2.117cm" fo:margin-bottom="0cm"/>
      <style:text-properties style:font-name="Arial" fo:font-size="10pt" style:font-size-asian="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Questionnaire</dc:title>
    <meta:initial-creator>Per Ola Kristensson</meta:initial-creator>
    <meta:creation-date>2007-08-28T10:28:00</meta:creation-date>
    <dc:creator>Emli-Mari Nel</dc:creator>
    <dc:date>2010-07-07T15:34:20</dc:date>
    <meta:print-date>2006-12-12T06:41:00</meta:print-date>
    <meta:editing-cycles>8</meta:editing-cycles>
    <meta:editing-duration>PT00H40M21S</meta:editing-duration>
    <meta:generator>OpenOffice.org/3.2$Linux OpenOffice.org_project/320m12$Build-9483</meta:generator>
    <meta:document-statistic meta:table-count="0" meta:image-count="0" meta:object-count="0" meta:page-count="1" meta:paragraph-count="5" meta:word-count="182" meta:character-count="977"/>
    <meta:user-defined meta:name="Info 1"/>
    <meta:user-defined meta:name="Info 2"/>
    <meta:user-defined meta:name="Info 3"/>
    <meta:user-defined meta:name="Info 4"/>
  </office:meta>
</office:document-meta>
</file>